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>
      <style:table-properties style:width="18.493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8.493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3" style:family="table">
      <style:table-properties style:width="15.095cm" fo:margin-left="0.339cm" table:align="left"/>
    </style:style>
    <style:style style:name="Táblázat3.A" style:family="table-column">
      <style:table-column-properties style:column-width="3.9cm"/>
    </style:style>
    <style:style style:name="Táblázat3.B" style:family="table-column">
      <style:table-column-properties style:column-width="11.195cm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B1" style:family="table-cell">
      <style:table-cell-properties fo:padding="0.097cm" fo:border="0.05pt solid #000000"/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97cm" fo:border-left="0.05pt solid #000000" fo:border-right="none" fo:border-top="none" fo:border-bottom="0.05pt solid #000000"/>
    </style:style>
    <style:style style:name="Táblázat3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5" style:family="table-cell">
      <style:table-cell-properties fo:padding="0.097cm" fo:border-left="0.05pt solid #000000" fo:border-right="none" fo:border-top="none" fo:border-bottom="0.05pt solid #000000"/>
    </style:style>
    <style:style style:name="Táblázat3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6" style:family="table-cell">
      <style:table-cell-properties fo:padding="0.097cm" fo:border-left="0.05pt solid #000000" fo:border-right="none" fo:border-top="none" fo:border-bottom="0.05pt solid #000000"/>
    </style:style>
    <style:style style:name="Táblázat3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97cm" fo:border-left="0.05pt solid #000000" fo:border-right="none" fo:border-top="none" fo:border-bottom="0.05pt solid #000000"/>
    </style:style>
    <style:style style:name="Táblázat3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8" style:family="table-cell">
      <style:table-cell-properties fo:padding="0.097cm" fo:border-left="0.05pt solid #000000" fo:border-right="none" fo:border-top="none" fo:border-bottom="0.05pt solid #000000"/>
    </style:style>
    <style:style style:name="Táblázat3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rsid="001f3bbd" officeooo:paragraph-rsid="001f3bbd" style:font-size-asian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8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9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10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be603" style:font-size-asian="12pt"/>
    </style:style>
    <style:style style:name="P11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134da1"/>
    </style:style>
    <style:style style:name="P12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134da1" officeooo:paragraph-rsid="00266b70"/>
    </style:style>
    <style:style style:name="P13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303f7" officeooo:paragraph-rsid="002303f7"/>
    </style:style>
    <style:style style:name="P14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2303f7"/>
    </style:style>
    <style:style style:name="P15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2303f7"/>
    </style:style>
    <style:style style:name="P16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302702"/>
    </style:style>
    <style:style style:name="P17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303f7" officeooo:paragraph-rsid="002303f7" style:font-weight-asian="bold" style:font-weight-complex="bold"/>
    </style:style>
    <style:style style:name="P18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66b70" officeooo:paragraph-rsid="00266b70" style:font-weight-asian="bold" style:font-weight-complex="bold"/>
    </style:style>
    <style:style style:name="P1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7137a" officeooo:paragraph-rsid="0027137a" style:font-weight-asian="bold" style:font-weight-complex="bold"/>
    </style:style>
    <style:style style:name="P20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officeooo:rsid="002530f3" officeooo:paragraph-rsid="00282c11"/>
    </style:style>
    <style:style style:name="P21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66b70" officeooo:paragraph-rsid="00266b70"/>
    </style:style>
    <style:style style:name="P22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officeooo:rsid="00266b70" officeooo:paragraph-rsid="00282c11"/>
    </style:style>
    <style:style style:name="P23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302702" officeooo:paragraph-rsid="00302702"/>
    </style:style>
    <style:style style:name="P24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282c11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officeooo:rsid="00266b70" officeooo:paragraph-rsid="00266b70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tyle="italic" fo:font-weight="normal" officeooo:rsid="00266b70" officeooo:paragraph-rsid="00266b70" style:font-style-asian="italic" style:font-weight-asian="normal" style:font-style-complex="italic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tyle="italic" fo:font-weight="normal" officeooo:rsid="002be24e" officeooo:paragraph-rsid="002be24e" style:font-style-asian="italic" style:font-weight-asian="normal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2eeed6" officeooo:paragraph-rsid="002eeed6" style:font-style-asian="italic" style:font-weight-asian="normal" style:font-style-complex="italic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officeooo:rsid="002be24e" officeooo:paragraph-rsid="002be24e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officeooo:rsid="002eeed6" officeooo:paragraph-rsid="002eeed6"/>
    </style:style>
    <style:style style:name="P31" style:family="paragraph" style:parent-style-name="Standard" style:list-style-name="L1">
      <style:paragraph-properties fo:margin-left="0.9cm" fo:margin-right="0cm" fo:line-height="100%" fo:text-align="start" style:justify-single-word="false" fo:text-indent="-0.499cm" style:auto-text-indent="false">
        <style:tab-stops>
          <style:tab-stop style:position="1.087cm"/>
        </style:tab-stops>
      </style:paragraph-properties>
      <style:text-properties style:font-name="Liberation Serif" officeooo:rsid="00293647" officeooo:paragraph-rsid="00293647"/>
    </style:style>
    <style:style style:name="T1" style:family="text">
      <style:text-properties officeooo:rsid="00266b70"/>
    </style:style>
    <style:style style:name="T2" style:family="text">
      <style:text-properties officeooo:rsid="00282c11"/>
    </style:style>
    <style:style style:name="T3" style:family="text">
      <style:text-properties fo:font-variant="normal" fo:text-transform="none" fo:letter-spacing="normal" fo:font-style="normal" fo:font-weight="normal" officeooo:rsid="00282c11"/>
    </style:style>
    <style:style style:name="T4" style:family="text">
      <style:text-properties fo:font-variant="normal" fo:text-transform="none" fo:letter-spacing="normal" fo:font-style="normal" fo:font-weight="normal" officeooo:rsid="002baf35"/>
    </style:style>
    <style:style style:name="T5" style:family="text">
      <style:text-properties officeooo:rsid="002eeed6"/>
    </style:style>
    <style:style style:name="T6" style:family="text">
      <style:text-properties officeooo:rsid="00302702"/>
    </style:style>
    <style:style style:name="T7" style:family="text">
      <style:text-properties officeooo:rsid="003067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row table:style-name="Táblázat1.1">
          <table:table-cell table:style-name="Táblázat1.A1" office:value-type="string">
            <text:p text:style-name="P11"/>
            <text:p text:style-name="P19">Műszaki adatok</text:p>
            <text:p text:style-name="P24"><text:span text:style-name="T1">Mechanikai mérete:<text:tab/></text:span><text:span text:style-name="T3">300 x 2</text:span><text:span text:style-name="T4">5</text:span><text:span text:style-name="T3">0 x 120 mm</text:span></text:p>
            <text:p text:style-name="P20">T<text:span text:style-name="T1">ápfeszültség:<text:tab/>230 V AC</text:span></text:p>
            <text:p text:style-name="P22">Teljesítményfelvétel:<text:tab/><text:span text:style-name="T2">max. 8W (kapcsolt fogyasztók nélkül)</text:span></text:p>
            <text:p text:style-name="P12"/>
            <text:p text:style-name="P18">Üzemmódok <text:span text:style-name="T2">és egyéb jellemzők</text:span></text:p>
            <table:table table:name="Táblázat3" table:style-name="Táblázat3">
              <table:table-column table:style-name="Táblázat3.A"/>
              <table:table-column table:style-name="Táblázat3.B"/>
              <table:table-row>
                <table:table-cell table:style-name="Táblázat3.A1" office:value-type="string">
                  <text:p text:style-name="P26"/>
                </table:table-cell>
                <table:table-cell table:style-name="Táblázat3.B1" office:value-type="string">
                  <text:p text:style-name="P28">Párásítás</text:p>
                </table:table-cell>
              </table:table-row>
              <table:table-row>
                <table:table-cell table:style-name="Táblázat3.A2" table:number-rows-spanned="2" office:value-type="string">
                  <text:p text:style-name="P26">Belső vezérlés</text:p>
                </table:table-cell>
                <table:table-cell table:style-name="Táblázat3.B2" office:value-type="string">
                  <text:p text:style-name="P30">kézi</text:p>
                </table:table-cell>
              </table:table-row>
              <table:table-row>
                <table:covered-table-cell/>
                <table:table-cell table:style-name="Táblázat3.B3" office:value-type="string">
                  <text:p text:style-name="P25">automata<text:line-break/>(időzített)</text:p>
                </table:table-cell>
              </table:table-row>
              <table:table-row>
                <table:table-cell table:style-name="Táblázat3.A8" office:value-type="string">
                  <text:p text:style-name="P26">Külső vezérlés</text:p>
                </table:table-cell>
                <table:table-cell table:style-name="Táblázat3.B4" office:value-type="string">
                  <text:p text:style-name="P25">+12 V-ra kapcsol be</text:p>
                </table:table-cell>
              </table:table-row>
              <table:table-row>
                <table:table-cell table:style-name="Táblázat3.A8" office:value-type="string">
                  <text:p text:style-name="P26">Kimeneti feszültség</text:p>
                </table:table-cell>
                <table:table-cell table:style-name="Táblázat3.B5" office:value-type="string">
                  <text:p text:style-name="P25">2<text:span text:style-name="T5">4</text:span> V AC</text:p>
                </table:table-cell>
              </table:table-row>
              <table:table-row>
                <table:table-cell table:style-name="Táblázat3.A8" office:value-type="string">
                  <text:p text:style-name="P26">Terhelhetőség</text:p>
                </table:table-cell>
                <table:table-cell table:style-name="Táblázat3.B6" office:value-type="string">
                  <text:p text:style-name="P25"><text:span text:style-name="T5">0,8</text:span> A</text:p>
                </table:table-cell>
              </table:table-row>
              <table:table-row>
                <table:table-cell table:style-name="Táblázat3.A8" office:value-type="string">
                  <text:p text:style-name="P26">Védelem</text:p>
                </table:table-cell>
                <table:table-cell table:style-name="Táblázat3.B7" office:value-type="string">
                  <text:p text:style-name="P25">olvadóbiztosíték <text:span text:style-name="T7">(lomha)</text:span></text:p>
                </table:table-cell>
              </table:table-row>
              <table:table-row>
                <table:table-cell table:style-name="Táblázat3.A8" office:value-type="string">
                  <text:p text:style-name="P27">Működés visszajelzés</text:p>
                </table:table-cell>
                <table:table-cell table:style-name="Táblázat3.B8" office:value-type="string">
                  <text:p text:style-name="P29"><text:span text:style-name="T5">izzó</text:span>, a védelem után</text:p>
                </table:table-cell>
              </table:table-row>
            </table:table>
            <text:p text:style-name="P21"/>
            <text:list xml:id="list6306106949192843095" text:style-name="L1">
              <text:list-item>
                <text:p text:style-name="P31">A készülék mechanikus 1 napos időkapcsolókat tartalmaz. A minimálisan beállítható kapcsolási idő 15 perc.</text:p>
              </text:list-item>
              <text:list-item>
                <text:p text:style-name="P31">A készülék <text:span text:style-name="T5">a nyomógomb megnyomása vagy a beállított időpont elérésekor 5 mp-re áramot ad a kimenetre.</text:span></text:p>
              </text:list-item>
              <text:list-item>
                <text:p text:style-name="P31">Az olvadóbiztosíték <text:span text:style-name="T5">foglalata az előlapon </text:span>található.</text:p>
              </text:list-item>
            </text:list>
            <text:p text:style-name="P21"/>
            <text:p text:style-name="P17">Csatlakozók</text:p>
            <text:p text:style-name="P13">Cs1:</text:p>
            <text:p text:style-name="P14"><text:s text:c="2"/>1: GND</text:p>
            <text:p text:style-name="P14"><text:s text:c="2"/>2: <text:span text:style-name="T6">párásítás </text:span>külső vezérlés</text:p>
            <text:p text:style-name="P14"/>
            <text:p text:style-name="P14">Cs2:</text:p>
            <text:p text:style-name="P14"><text:s text:c="2"/>1: 230 V be N</text:p>
            <text:p text:style-name="P14"><text:s text:c="2"/>2: 230 V be PE</text:p>
            <text:p text:style-name="P15"><text:s text:c="2"/>3: 230 V be L</text:p>
            <text:p text:style-name="P15"/>
            <text:p text:style-name="P23">Cs3:</text:p>
            <text:p text:style-name="P15"><text:s text:c="2"/>1: <text:span text:style-name="T6">párásítás ki</text:span></text:p>
            <text:p text:style-name="P16"><text:s text:c="2"/>2: <text:span text:style-name="T6">párásítás ki</text:span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4">Titles:</text:p>
          </table:table-cell>
          <table:table-cell table:style-name="Táblázat2.B1" office:value-type="string">
            <text:p text:style-name="P9">MM<text:span text:style-name="T7">2A</text:span> gombatermesztő automatika</text:p>
          </table:table-cell>
          <table:table-cell table:style-name="Táblázat2.B1" office:value-type="string">
            <text:p text:style-name="P2">Revision:</text:p>
          </table:table-cell>
          <table:table-cell table:style-name="Táblázat2.B1" office:value-type="string">
            <text:p text:style-name="P7">1.0</text:p>
          </table:table-cell>
          <table:table-cell table:style-name="Táblázat2.B1" office:value-type="string">
            <text:p text:style-name="P2"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10">Műszaki adatok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Name:</text:p>
          </table:table-cell>
          <table:table-cell table:style-name="Táblázat2.A3" table:number-columns-spanned="3" office:value-type="string">
            <text:p text:style-name="P8">Pozsár Zsolt</text:p>
          </table:table-cell>
          <table:covered-table-cell/>
          <table:covered-table-cell/>
          <table:table-cell table:style-name="Táblázat2.A3" office:value-type="string">
            <text:p text:style-name="P2">Date:</text:p>
          </table:table-cell>
          <table:table-cell table:style-name="Táblázat2.B2" office:value-type="string">
            <text:p text:style-name="P3">2017-09-1<text:span text:style-name="T6">4</text:span></text:p>
          </table:table-cell>
        </table:table-row>
      </table:table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11-12T16:14:30.460095444</dc:date>
    <dc:creator>Pozsár Zsolt</dc:creator>
    <meta:editing-duration>PT3H22M48S</meta:editing-duration>
    <meta:editing-cycles>27</meta:editing-cycles>
    <meta:document-statistic meta:table-count="3" meta:image-count="0" meta:object-count="0" meta:page-count="1" meta:paragraph-count="45" meta:word-count="138" meta:character-count="861" meta:non-whitespace-character-count="755"/>
  </office:meta>
</office:document-meta>
</file>